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ear un sistema de sorteos donde habrá un tipo de usuario, podra crear sorteos y apuntarse a sorteos.</text:p>
          </table:table-cell>
          <table:covered-table-cell/>
          <table:covered-table-cell table:number-columns-repeated="2"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registrarme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usuari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el correo electrónic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el corr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erificar si la contraseña es valida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crear sorteos, que como mínimo un premi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datos del sorte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premios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sorte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definir quien es el ganador del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signar ganador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Registrar ganador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creador del sorteo, quiero poder listar todos mis sorteos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Listar todos los sorteos del un usuario.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ctivos.</text:p>
          </table:table-cell>
          <table:covered-table-cell table:style-name="Default"/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apuntarme a los sorteos activos, solo podre apuntarme una sola vez al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sorteo existe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Validar que el usuario no este ya apuntado al curso.</text:p>
          </table:table-cell>
          <table:covered-table-cell table:number-columns-repeated="20"/>
        </table:table-row>
        <table:table-row table:style-name="ro2">
          <table:table-cell table:number-columns-repeated="3"/>
          <table:table-cell office:value-type="string" calcext:value-type="string" table:number-columns-spanned="21" table:number-rows-spanned="1">
            <text:p>Apuntar al usuario.</text:p>
          </table:table-cell>
          <table:covered-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Como usuario quiero poder poder listar todos los sorteos a los que me he apuntad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Validar usuario.*</text:p>
          </table:table-cell>
          <table:covered-table-cell table:number-columns-repeated="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 table:number-columns-spanned="21" table:number-rows-spanned="1">
            <text:p>Mostrar listado.</text:p>
          </table:table-cell>
          <table:covered-table-cell table:number-columns-repeated="20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 table:number-columns-spanned="22" table:number-rows-spanned="1">
            <text:p>No puede haber 2 premios con el mismo nombre en un mismo sorteo.</text:p>
          </table:table-cell>
          <table:covered-table-cell table:style-name="Default"/>
          <table:covered-table-cell table:number-columns-repeated="20"/>
        </table:table-row>
        <table:table-row table:style-name="ro2">
          <table:table-cell table:style-name="Default"/>
          <table:table-cell/>
          <table:table-cell table:number-columns-spanned="22" table:number-rows-spanned="1"/>
          <table:covered-table-cell table:style-name="Default"/>
          <table:covered-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10mm" fo:margin-bottom="10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CASOS DE USO</text:p>
      </style:header>
      <style:header-left style:display="false"/>
      <style:footer>
        <style:region-right>
          <text:p>Página <text:page-count>99</text:page-count> <text:s text:c="2"/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9:11:48.8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11:07.813000000</meta:creation-date>
    <dc:date>2016-10-30T19:12:53.297000000</dc:date>
    <meta:editing-duration>PT34M15S</meta:editing-duration>
    <meta:editing-cycles>8</meta:editing-cycles>
    <meta:generator>LibreOffice/5.2.1.2$Windows_x86 LibreOffice_project/31dd62db80d4e60af04904455ec9c9219178d620</meta:generator>
    <meta:document-statistic meta:table-count="1" meta:cell-count="29" meta:object-count="0"/>
  </office:meta>
</office:document-meta>
</file>